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a4ee9" officeooo:paragraph-rsid="000a4e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ligi hokeja – definicja dziedzi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arinios </meta:initial-creator>
    <meta:creation-date>2015-01-08T00:35:18.062713764</meta:creation-date>
    <dc:date>2015-01-08T00:35:48.776195344</dc:date>
    <dc:creator>kanarinios </dc:creator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38" meta:non-whitespace-character-count="33"/>
    <meta:generator>LibreOffice/4.1.3.2$Linux_x86 LibreOffice_project/410m0$Build-2</meta:generator>
  </office:meta>
</office:document-meta>
</file>